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font-name="Arial" style:font-name-asian="Arial Unicode MS" style:font-name-complex="Tahoma"/>
    </style:style>
    <style:style style:name="ce2"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3"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ja</text:p>
          </table:table-cell>
          <table:table-cell office:value-type="string">
            <text:p>次を含む</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ja</text:p>
          </table:table-cell>
          <table:table-cell office:value-type="string">
            <text:p>次を含まない</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ja</text:p>
          </table:table-cell>
          <table:table-cell office:value-type="string">
            <text:p>次で始ま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ja</text:p>
          </table:table-cell>
          <table:table-cell office:value-type="string">
            <text:p>次で終わ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ja</text:p>
          </table:table-cell>
          <table:table-cell office:value-type="string">
            <text:p>次を含む</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ja</text:p>
          </table:table-cell>
          <table:table-cell office:value-type="string">
            <text:p>次を含まない</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ja</text:p>
          </table:table-cell>
          <table:table-cell office:value-type="string">
            <text:p>次で始ま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ja</text:p>
          </table:table-cell>
          <table:table-cell office:value-type="string">
            <text:p>次で終わ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ja</text:p>
          </table:table-cell>
          <table:table-cell office:value-type="string">
            <text:p>次を含む</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ja</text:p>
          </table:table-cell>
          <table:table-cell office:value-type="string">
            <text:p>次を含まない</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ja</text:p>
          </table:table-cell>
          <table:table-cell office:value-type="string">
            <text:p>次で始ま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ja</text:p>
          </table:table-cell>
          <table:table-cell office:value-type="string">
            <text:p>次で終わ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2">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ja</text:p>
          </table:table-cell>
          <table:table-cell office:value-type="string">
            <text:p>コメントの挿入(~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2">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ja</text:p>
          </table:table-cell>
          <table:table-cell table:style-name="ce1" office:value-type="string">
            <text:p>自然順並び替えを有効にする(~N)</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2">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ja</text:p>
          </table:table-cell>
          <table:table-cell office:value-type="string">
            <text:p>画像を保存(~G)</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2">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ja</text:p>
          </table:table-cell>
          <table:table-cell office:value-type="string">
            <text:p>\&lt;bookmark_value\&gt;並べ替え;データベース範囲のオプション\&lt;/bookmark_value\&gt;\&lt;bookmark_value\&gt;並べ替え;アジア言語\&lt;/bookmark_value\&gt;\&lt;bookmark_value\&gt;アジア言語;並べ替え\&lt;/bookmark_value\&gt;\&lt;bookmark_value\&gt;電話帳の並べ替え規則\&lt;/bookmark_value\&gt;\&lt;bookmark_value\&gt;自然順並び替えアルゴリズム\&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ja</text:p>
          </table:table-cell>
          <table:table-cell office:value-type="string">
            <text:p>自然順並び替えを有効にする</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2">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ja</text:p>
          </table:table-cell>
          <table:table-cell office:value-type="string">
            <text:p>\&lt;ahelp hid=\"SC:CHECKBOX:RID_SCPAGE_SORT_OPTIONS:BTN_NATURALSORT\"\&gt;自然順並べ替えは、通常の文字列として並べ替えを行う従来のアルゴリズムの代わりに、文字列接頭辞付きの数値を数値の値に基づいて並べ替えるアルゴリズムです。\&lt;/ahelp\&gt; 例えば、A1, A2, A3, A4, A5, A6, ..., A19, A20, A21のような値があるとします。これらの値をセル範囲に入力して並べ替えを実行すると、A1, A11, A12, A13, ..., A19, A2, A20, A21, A3, A4, A5, ..., A9という並べ替え結果になります。この並べ替え動作は、内部的な並べ替えメカニズムを理解している人にとっては筋が通っているかもしれませんが、それ以外の人にとっては、完全に不都合ではないとしても全く奇妙なものに見えます。自然順並べ替え機能を有効にすると、上記の例のような値は「正しく」並べ替えられ、一般に並べ替え操作の利便性が向上します。</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ja</text:p>
          </table:table-cell>
          <table:table-cell office:value-type="string">
            <text:p>アクセサリ</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ja</text:p>
          </table:table-cell>
          <table:table-cell office:value-type="string">
            <text:p>%PRODUCTNAMEのアクセサリには様々なギャラリ、テンプレート、サンプルドキュメント、フォントが含まれています。</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ja</text:p>
          </table:table-cell>
          <table:table-cell office:value-type="string">
            <text:p>ギャラリ</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ja</text:p>
          </table:table-cell>
          <table:table-cell office:value-type="string">
            <text:p>%PRODUCTNAMEのギャラリには様々なテーマの2900個以上の要素が含まれています。</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ja</text:p>
          </table:table-cell>
          <table:table-cell office:value-type="string">
            <text:p>テンプレー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ja</text:p>
          </table:table-cell>
          <table:table-cell office:value-type="string">
            <text:p>テンプレートを使って完全なドキュメントを数秒で作成します。</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ja</text:p>
          </table:table-cell>
          <table:table-cell office:value-type="string">
            <text:p>サンプルドキュメン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ja</text:p>
          </table:table-cell>
          <table:table-cell office:value-type="string">
            <text:p>サンプルドキュメントは学習に適しています。</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ja</text:p>
          </table:table-cell>
          <table:table-cell office:value-type="string">
            <text:p>ドキュメン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ja</text:p>
          </table:table-cell>
          <table:table-cell office:value-type="string">
            <text:p>%PRODUCTNAME ドキュメン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ja</text:p>
          </table:table-cell>
          <table:table-cell office:value-type="string">
            <text:p>広告</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ja</text:p>
          </table:table-cell>
          <table:table-cell office:value-type="string">
            <text:p>%PRODUCTNAME 広告用素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ja</text:p>
          </table:table-cell>
          <table:table-cell office:value-type="string">
            <text:p>フォン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ja</text:p>
          </table:table-cell>
          <table:table-cell office:value-type="string">
            <text:p>%PRODUCTNAMEとその他のアプリケーション用の追加フォン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2">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ja</text:p>
          </table:table-cell>
          <table:table-cell office:value-type="string">
            <text:p>SVGインポート</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2">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ja</text:p>
          </table:table-cell>
          <table:table-cell office:value-type="string">
            <text:p>SVGインポートのサポート</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ユーザーズマニュアル</text:p>
          </table:table-cell>
          <table:table-cell table:number-columns-repeated="3"/>
          <table:table-cell office:value-type="string">
            <text:p>20060706 14:45:13</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ja</text:p>
          </table:table-cell>
          <table:table-cell office:value-type="string">
            <text:p>このビルドはコミュニティーの協力とともにOxygenOfficeチームにより行われています。謝辞については以下をご覧ください: http://www.openoffice.org/welcome/credits.html</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Forduló cserepek</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Forduló kockára tekintve</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Keringő körök</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Spiráltekercs</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Forduló kockában</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Ledöntés</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Átforgatás</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table:style-name="ce2" office:value-type="string">
            <text:p>Írisz </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Lehajtás</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Kicserélés</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Vízszintes reklámtábla</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Függőleges reklámtábla</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Állandó</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Finom szórás</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Cellarács ki- és bekapcsolása</text:p>
          </table:table-cell>
          <table:table-cell table:number-columns-repeated="3"/>
          <table:table-cell table:style-name="ce3" office:value-type="date" office:date-value="2002-02-02T02:02:02">
            <text:p>02-02-02 02:02</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ja</text:p>
          </table:table-cell>
          <table:table-cell office:value-type="string">
            <text:p>Optimalizáló 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ja</text:p>
          </table:table-cell>
          <table:table-cell office:value-type="string">
            <text:p>Model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ja</text:p>
          </table:table-cell>
          <table:table-cell office:value-type="string">
            <text:p>Eredmény</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ja</text:p>
          </table:table-cell>
          <table:table-cell office:value-type="string">
            <text:p>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ja</text:p>
          </table:table-cell>
          <table:table-cell office:value-type="string">
            <text:p>Max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ja</text:p>
          </table:table-cell>
          <table:table-cell office:value-type="string">
            <text:p>Min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ja</text:p>
          </table:table-cell>
          <table:table-cell office:value-type="string">
            <text:p>Megváltoztatandó cellá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ja</text:p>
          </table:table-cell>
          <table:table-cell office:value-type="string">
            <text:p>Kényszerítő tényező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ja</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ja</text:p>
          </table:table-cell>
          <table:table-cell office:value-type="string">
            <text:p>Cellahivatkoz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ja</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ja</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ja</text:p>
          </table:table-cell>
          <table:table-cell office:value-type="string">
            <text:p>Még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ja</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ja</text:p>
          </table:table-cell>
          <table:table-cell office:value-type="string">
            <text:p>Hozzáa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ja</text:p>
          </table:table-cell>
          <table:table-cell office:value-type="string">
            <text:p>Módosí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ja</text:p>
          </table:table-cell>
          <table:table-cell office:value-type="string">
            <text:p>Törl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ja</text:p>
          </table:table-cell>
          <table:table-cell office:value-type="string">
            <text:p>Megol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ja</text:p>
          </table:table-cell>
          <table:table-cell office:value-type="string">
            <text:p>Alapállapo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ja</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ja</text:p>
          </table:table-cell>
          <table:table-cell office:value-type="string">
            <text:p>Ment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ja</text:p>
          </table:table-cell>
          <table:table-cell office:value-type="string">
            <text:p>Megnyi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ja</text:p>
          </table:table-cell>
          <table:table-cell office:value-type="string">
            <text:p>Bezár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ja</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ja</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ja</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ja</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ja</text:p>
          </table:table-cell>
          <table:table-cell office:value-type="string">
            <text:p>Általános kivételi hib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ja</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ja</text:p>
          </table:table-cell>
          <table:table-cell office:value-type="string">
            <text:p>Nincsen megadva 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ja</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ja</text:p>
          </table:table-cell>
          <table:table-cell office:value-type="string">
            <text:p>Lineáris modell alkalmazás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ja</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ja</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ja</text:p>
          </table:table-cell>
          <table:table-cell office:value-type="string">
            <text:p>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ja</text:p>
          </table:table-cell>
          <table:table-cell office:value-type="string">
            <text:p>Megoldó</text:p>
          </table:table-cell>
          <table:table-cell table:number-columns-repeated="3"/>
          <table:table-cell office:value-type="string">
            <text:p>20071010 14:10:23</text:p>
          </table:table-cell>
        </table:table-row>
      </table:table>
      <table:database-ranges>
        <table:database-range table:target-range-address="Munkalap1.A1:Munkalap1.K72"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5">2008.03.15</text:date>, <text:time>17:14:15</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26:23</meta:creation-date>
    <dc:creator>AgentK</dc:creator>
    <dc:date>2008-03-15T17:14:15</dc:date>
    <meta:editing-cycles>8</meta:editing-cycles>
    <meta:editing-duration>PT3H17M2S</meta:editing-duration>
    <meta:user-defined meta:name="Info 1"/>
    <meta:user-defined meta:name="Info 2"/>
    <meta:user-defined meta:name="Info 3"/>
    <meta:user-defined meta:name="Info 4"/>
    <meta:document-statistic meta:table-count="1" meta:cell-count="1636"/>
  </office:meta>
</office:document-meta>
</file>